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10.493cm"/>
    </style:style>
    <style:style style:name="Tableau1.B" style:family="table-column">
      <style:table-column-properties style:column-width="5.49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tandard">
      <style:text-properties officeooo:paragraph-rsid="0010002a"/>
    </style:style>
    <style:style style:name="P3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-fait-quoi</text:p>
      <text:p text:style-name="Standard"/>
      <text:h text:style-name="Heading_20_1" text:outline-level="1">Groupe : LGN</text:h>
      <text:p text:style-name="Standard">Mombre du groupe : Axel David , Ivan Zarembovskyi, Uriel Lenquette , Zakaria Gaies</text:p>
      <text:h text:style-name="Heading_20_1" text:outline-level="1">ITERATION 1 :</text:h>
      <text:p text:style-name="P2">Responsable de la conception : <text:s/>Uriel Lenquette</text:p>
      <text:p text:style-name="P2">Responsable des tâches : <text:s/>Ivan Zarembovskyi</text:p>
      <text:p text:style-name="P2">Responsable de l’intégration : <text:s/>Axel David</text:p>
      <text:h text:style-name="Heading_20_2" text:outline-level="2">Taches : 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TetrinoCouleur , modification des dossiers des solutions, création de la classe JeuTetris</text:p>
          </table:table-cell>
          <table:table-cell table:style-name="Tableau1.A1" office:value-type="string">
            <text:p text:style-name="P3">Axel David</text:p>
          </table:table-cell>
        </table:table-row>
        <table:table-row table:style-name="Tableau1.1">
          <table:table-cell table:style-name="Tableau1.A1" office:value-type="string">
            <text:p text:style-name="P3">Fonction DessinerCarre, regroupement des taches</text:p>
          </table:table-cell>
          <table:table-cell table:style-name="Tableau1.A1" office:value-type="string">
            <text:p text:style-name="P3">Ivan Zarembovskyi</text:p>
          </table:table-cell>
        </table:table-row>
        <table:table-row table:style-name="Tableau1.1">
          <table:table-cell table:style-name="Tableau1.A1" office:value-type="string">
            <text:p text:style-name="P3">Fonction DessinerCadre, DemarrerInterface</text:p>
          </table:table-cell>
          <table:table-cell table:style-name="Tableau1.A1" office:value-type="string">
            <text:p text:style-name="P3">Uriel Lenquette</text:p>
          </table:table-cell>
        </table:table-row>
        <table:table-row table:style-name="Tableau1.1">
          <table:table-cell table:style-name="Tableau1.A1" office:value-type="string">
            <text:p text:style-name="P3">Création des documents qui-fait-quoi, tests</text:p>
          </table:table-cell>
          <table:table-cell table:style-name="Tableau1.A1" office:value-type="string">
            <text:p text:style-name="P3">Zakaria Gaies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AIES ZAKARIA</meta:initial-creator>
    <meta:editing-cycles>7</meta:editing-cycles>
    <meta:creation-date>2026-03-09T07:48:00</meta:creation-date>
    <dc:date>2026-03-18T15:45:31.823660600</dc:date>
    <meta:editing-duration>PT1H28M55S</meta:editing-duration>
    <meta:generator>LibreOffice/26.2.0.3$Windows_X86_64 LibreOffice_project/620$Build-3</meta:generator>
    <meta:document-statistic meta:table-count="1" meta:image-count="0" meta:object-count="0" meta:page-count="1" meta:paragraph-count="16" meta:word-count="75" meta:character-count="536" meta:non-whitespace-character-count="473"/>
    <meta:user-defined meta:name="AppVersion">16.0000</meta:user-defined>
    <meta:template xlink:type="simple" xlink:actuate="onRequest" xlink:title="Normal.dotm" xlink:href=""/>
  </office:meta>
</office:document-meta>
</file>